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27cm" fo:min-width="14.105cm"/>
    </style:style>
    <style:style style:name="gr2" style:family="graphic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6.33cm" fo:min-width="14.374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3" style:family="graphic" style:parent-style-name="objectwithoutfill">
      <style:graphic-properties draw:fill="none" draw:fill-color="#b4c7dc" draw:textarea-vertical-align="middle"/>
    </style:style>
    <style:style style:name="gr4" style:family="graphic" style:parent-style-name="standard">
      <style:graphic-properties svg:stroke-color="#ff6d6d" draw:fill-color="#b4c7dc" draw:textarea-horizontal-align="justify" draw:textarea-vertical-align="middle" draw:auto-grow-height="false" fo:min-height="0.425cm" fo:min-width="0.174cm"/>
    </style:style>
    <style:style style:name="gr5" style:family="graphic" style:parent-style-name="standard">
      <style:graphic-properties svg:stroke-color="#dee6ef" draw:fill-color="#ffa6a6" draw:textarea-horizontal-align="justify" draw:textarea-vertical-align="middle" draw:auto-grow-height="false" fo:min-height="0.648cm" fo:min-width="1.5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svg:stroke-color="#ff0000" draw:fill="none" draw:fill-color="#dee6ef" draw:textarea-horizontal-align="justify" draw:textarea-vertical-align="middle" draw:auto-grow-height="false" fo:min-height="4.512cm" fo:min-width="27.5cm"/>
    </style:style>
    <style:style style:name="gr9" style:family="graphic" style:parent-style-name="standard">
      <style:graphic-properties svg:stroke-color="#ff0000" draw:fill-color="#dee6ef" draw:opacity="0%" draw:opacity-name="" draw:textarea-horizontal-align="justify" draw:textarea-vertical-align="middle" draw:auto-grow-height="false" fo:min-height="3.56cm" fo:min-width="16.327cm"/>
    </style:style>
    <style:style style:name="gr10" style:family="graphic" style:parent-style-name="standard">
      <style:graphic-properties svg:stroke-color="#ff0000" draw:fill="none" draw:fill-color="#dee6ef" draw:textarea-horizontal-align="justify" draw:textarea-vertical-align="middle" draw:auto-grow-height="false" fo:min-height="13.403cm" fo:min-width="23.313cm"/>
    </style:style>
    <style:style style:name="gr11" style:family="graphic" style:parent-style-name="standard">
      <style:graphic-properties svg:stroke-color="#ff0000" draw:fill="none" draw:fill-color="#dee6ef" draw:textarea-horizontal-align="justify" draw:textarea-vertical-align="middle" draw:auto-grow-height="false" fo:min-height="10.863cm" fo:min-width="22.677cm"/>
    </style:style>
    <style:style style:name="gr12" style:family="graphic" style:parent-style-name="objectwithoutfill">
      <style:graphic-properties svg:stroke-color="#ffa6a6" draw:fill="none" draw:fill-color="#dee6e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b4c7dc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dee6ef"/>
      <style:paragraph-properties fo:text-align="center"/>
    </style:style>
    <style:style style:name="P9" style:family="paragraph">
      <loext:graphic-properties draw:fill-color="#dee6ef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10.477cm" svg:x="6.985cm" svg:y="4.762cm">
          <text:p/>
          <draw:enhanced-geometry svg:viewBox="0 0 21600 21600" draw:type="rectangle" draw:enhanced-path="M 0 0 L 21600 0 21600 21600 0 21600 0 0 Z N"/>
        </draw:custom-shape>
        <draw:custom-shape draw:name="Shadow-blue 1" draw:style-name="gr2" draw:text-style-name="P3" draw:layer="layout" svg:width="14.923cm" svg:height="6.639cm" svg:x="6.984cm" svg:y="0.981cm">
          <text:p text:style-name="P2"><text:span text:style-name="T1">Etch-a-Sketch</text:span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4" draw:layer="layout" svg:x1="4.445cm" svg:y1="7.62cm" svg:x2="4.445cm" svg:y2="13.017cm">
          <text:p/>
        </draw:line>
        <draw:custom-shape draw:style-name="gr4" draw:text-style-name="P5" draw:layer="layout" svg:width="0.952cm" svg:height="0.953cm" svg:x="3.94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857cm" svg:height="1.27cm" svg:x="16.82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857cm" svg:height="1.27cm" svg:x="8.89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74cm" svg:height="0.962cm" svg:x="9.425cm" svg:y="16.61cm">
          <draw:text-box>
            <text:p>clear</text:p>
          </draw:text-box>
        </draw:frame>
        <draw:frame draw:style-name="gr7" draw:text-style-name="P7" draw:layer="layout" svg:width="2.223cm" svg:height="1.673cm" svg:x="17.162cm" svg:y="16.61cm">
          <draw:text-box>
            <text:p>colour</text:p>
          </draw:text-box>
        </draw:frame>
        <draw:custom-shape draw:style-name="gr8" draw:text-style-name="P8" draw:layer="layout" svg:width="28cm" svg:height="4.762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827cm" svg:height="3.81cm" svg:x="5.715cm" svg:y="0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813cm" svg:height="13.653cm" svg:x="2.857cm" svg:y="4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3.177cm" svg:height="11.113cm" svg:x="3.175cm" svg:y="4.762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6.35cm" svg:y1="4.762cm" svg:x2="6.35cm" svg:y2="15.8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406cm" svg:stroke-color="#ffa6a6" draw:marker-start-width="0.813cm" draw:marker-end-width="0.813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3:17:03.984242727</meta:creation-date>
    <dc:date>2023-01-10T16:23:27.999893049</dc:date>
    <meta:editing-duration>PT24M21S</meta:editing-duration>
    <meta:editing-cycles>2</meta:editing-cycles>
    <meta:generator>LibreOffice/7.3.7.2$Linux_X86_64 LibreOffice_project/30$Build-2</meta:generator>
    <meta:document-statistic meta:object-count="13"/>
  </office:meta>
</office:document-meta>
</file>